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800000119027E65712ABBEC29.png" manifest:media-type="image/png"/>
  <manifest:file-entry manifest:full-path="Pictures/10000001000002380000011D46C7656A14C0F69C.png" manifest:media-type="image/png"/>
  <manifest:file-entry manifest:full-path="Pictures/1000000100000203000000B5548922A7D6418EA1.png" manifest:media-type="image/png"/>
  <manifest:file-entry manifest:full-path="Pictures/100000010000031D000000D5A30C8D62FC92D3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d6c77" officeooo:paragraph-rsid="001d6c7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1d6c77" officeooo:paragraph-rsid="001d6c77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6c77" officeooo:paragraph-rsid="001d6c77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6c77" officeooo:paragraph-rsid="001d6c77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12</text:p>
      <text:p text:style-name="P2"/>
      <text:p text:style-name="P3">Q1)</text:p>
      <text:p text:style-name="P3"><draw:frame draw:style-name="fr1" draw:name="Image1" text:anchor-type="char" svg:x="0.088cm" svg:y="0.542cm" svg:width="17cm" svg:height="4.542cm" draw:z-index="0"><draw:image xlink:href="Pictures/100000010000031D000000D5A30C8D62FC92D377.png" xlink:type="simple" xlink:show="embed" xlink:actuate="onLoad" draw:mime-type="image/png"/></draw:frame></text:p>
      <text:p text:style-name="P3"/>
      <text:p text:style-name="P3">Q2)</text:p>
      <text:p text:style-name="P3"/>
      <text:p text:style-name="P3"><draw:frame draw:style-name="fr2" draw:name="Image2" text:anchor-type="char" svg:width="13.626cm" svg:height="4.789cm" draw:z-index="1"><draw:image xlink:href="Pictures/1000000100000203000000B5548922A7D6418EA1.png" xlink:type="simple" xlink:show="embed" xlink:actuate="onLoad" draw:mime-type="image/png"/></draw:frame></text:p>
      <text:p text:style-name="P3">Q3)</text:p>
      <text:p text:style-name="P3"/>
      <text:p text:style-name="P3"><draw:frame draw:style-name="fr2" draw:name="Image3" text:anchor-type="char" svg:width="15.028cm" svg:height="7.541cm" draw:z-index="2"><draw:image xlink:href="Pictures/10000001000002380000011D46C7656A14C0F69C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Q4)</text:p>
      <text:p text:style-name="P3"><draw:frame draw:style-name="fr1" draw:name="Image4" text:anchor-type="char" svg:x="0.986cm" svg:y="0.764cm" svg:width="15.028cm" svg:height="7.435cm" draw:z-index="3"><draw:image xlink:href="Pictures/100000010000023800000119027E65712ABBEC29.png" xlink:type="simple" xlink:show="embed" xlink:actuate="onLoad" draw:mime-type="image/png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22:26:04.940421959</meta:creation-date>
    <dc:date>2024-03-14T22:46:06.475265543</dc:date>
    <meta:editing-duration>PT4M2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2" meta:paragraph-count="5" meta:word-count="6" meta:character-count="27" meta:non-whitespace-character-count="25"/>
  </office:meta>
</office:document-meta>
</file>